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8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line draw:style-name="gr1" draw:text-style-name="P1" draw:layer="layout" svg:x1="16.698cm" svg:y1="18.757cm" svg:x2="12.691cm" svg:y2="18.782cm">
            <text:p/>
          </draw:line>
          <draw:line draw:style-name="gr1" draw:text-style-name="P1" draw:layer="layout" svg:x1="16.7cm" svg:y1="18.743cm" svg:x2="12.693cm" svg:y2="18.768cm">
            <text:p/>
          </draw:line>
          <draw:line draw:style-name="gr1" draw:text-style-name="P1" draw:layer="layout" svg:x1="13.785cm" svg:y1="19.311cm" svg:x2="15.776cm" svg:y2="19.311cm">
            <text:p/>
          </draw:line>
          <draw:line draw:style-name="gr1" draw:text-style-name="P1" draw:layer="layout" svg:x1="14.323cm" svg:y1="19.785cm" svg:x2="15.28cm" svg:y2="19.785cm">
            <text:p/>
          </draw:line>
          <draw:line draw:style-name="gr1" draw:text-style-name="P1" draw:layer="layout" svg:x1="14.747cm" svg:y1="18.723cm" svg:x2="14.763cm" svg:y2="17.5cm">
            <text:p/>
          </draw:line>
        </draw:g>
        <draw:g xml:id="id3" draw:id="id3">
          <draw:glue-point draw:id="4" svg:x="-4.828cm" svg:y="-2.346cm"/>
          <draw:glue-point draw:id="5" svg:x="-4.828cm" svg:y="2.296cm"/>
          <draw:custom-shape draw:style-name="gr2" draw:text-style-name="P2" draw:layer="layout" svg:width="2.796cm" svg:height="2.563cm" draw:transform="rotate (1.5707963267949) translate (13.536cm 7.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3" draw:layer="layout" svg:width="0.875cm" svg:height="2.384cm" svg:x="13.517cm" svg:y="4.969cm">
            <draw:text-box>
              <text:p>+</text:p>
              <text:p/>
              <text:p>-</text:p>
            </draw:text-box>
          </draw:frame>
        </draw:g>
        <draw:g xml:id="id10" draw:id="id10">
          <draw:line draw:style-name="gr1" draw:text-style-name="P1" draw:layer="layout" svg:x1="20.338cm" svg:y1="6.096cm" svg:x2="20.673cm" svg:y2="5.6cm">
            <text:p/>
          </draw:line>
          <draw:line draw:style-name="gr1" draw:text-style-name="P1" draw:layer="layout" svg:x1="21.371cm" svg:y1="6.61cm" svg:x2="20.667cm" svg:y2="5.601cm">
            <text:p/>
          </draw:line>
          <draw:line draw:style-name="gr1" draw:text-style-name="P1" draw:layer="layout" svg:x1="22.751cm" svg:y1="6.667cm" svg:x2="23.455cm" svg:y2="5.658cm">
            <text:p/>
          </draw:line>
          <draw:line draw:style-name="gr1" draw:text-style-name="P1" draw:layer="layout" svg:x1="21.337cm" svg:y1="6.634cm" svg:x2="22.041cm" svg:y2="5.625cm">
            <text:p/>
          </draw:line>
          <draw:line draw:style-name="gr1" draw:text-style-name="P1" draw:layer="layout" svg:x1="22.78cm" svg:y1="6.661cm" svg:x2="22.076cm" svg:y2="5.652cm">
            <text:p/>
          </draw:line>
          <draw:line draw:style-name="gr1" draw:text-style-name="P1" draw:layer="layout" svg:x1="24.177cm" svg:y1="6.662cm" svg:x2="23.473cm" svg:y2="5.653cm">
            <text:p/>
          </draw:line>
          <draw:line draw:style-name="gr1" draw:text-style-name="P1" draw:layer="layout" svg:x1="24.165cm" svg:y1="6.612cm" svg:x2="24.5cm" svg:y2="6.116cm">
            <text:p/>
          </draw:line>
        </draw:g>
        <draw:g xml:id="id2" draw:id="id2">
          <draw:line draw:style-name="gr1" draw:text-style-name="P1" draw:layer="layout" svg:x1="5.18cm" svg:y1="6.5cm" svg:x2="5.18cm" svg:y2="4.484cm">
            <text:p/>
          </draw:line>
          <draw:line draw:style-name="gr1" draw:text-style-name="P1" draw:layer="layout" svg:x1="5.18cm" svg:y1="6.5cm" svg:x2="5.18cm" svg:y2="4.484cm">
            <text:p/>
          </draw:line>
          <draw:line draw:style-name="gr1" draw:text-style-name="P1" draw:layer="layout" svg:x1="6.081cm" svg:y1="6.5cm" svg:x2="6.081cm" svg:y2="4.484cm">
            <text:p/>
          </draw:line>
          <draw:line draw:style-name="gr1" draw:text-style-name="P1" draw:layer="layout" svg:x1="7.3cm" svg:y1="5.507cm" svg:x2="6.077cm" svg:y2="5.491cm">
            <text:p/>
          </draw:line>
          <draw:line draw:style-name="gr1" draw:text-style-name="P1" draw:layer="layout" svg:x1="5.199cm" svg:y1="5.507cm" svg:x2="3.976cm" svg:y2="5.491cm">
            <text:p/>
          </draw:line>
        </draw:g>
        <draw:g xml:id="id11" draw:id="id11">
          <draw:line draw:style-name="gr1" draw:text-style-name="P1" draw:layer="layout" svg:x1="24.4cm" svg:y1="9.007cm" svg:x2="26.416cm" svg:y2="9.007cm">
            <text:p/>
          </draw:line>
          <draw:line draw:style-name="gr1" draw:text-style-name="P1" draw:layer="layout" svg:x1="24.4cm" svg:y1="9.007cm" svg:x2="26.416cm" svg:y2="9.007cm">
            <text:p/>
          </draw:line>
          <draw:line draw:style-name="gr1" draw:text-style-name="P1" draw:layer="layout" svg:x1="24.4cm" svg:y1="9.685cm" svg:x2="26.416cm" svg:y2="9.685cm">
            <text:p/>
          </draw:line>
          <draw:line draw:style-name="gr1" draw:text-style-name="P1" draw:layer="layout" svg:x1="25.394cm" svg:y1="10.6cm" svg:x2="25.41cm" svg:y2="9.679cm">
            <text:p/>
          </draw:line>
          <draw:line draw:style-name="gr1" draw:text-style-name="P1" draw:layer="layout" svg:x1="25.394cm" svg:y1="9.021cm" svg:x2="25.41cm" svg:y2="8.1cm">
            <text:p/>
          </draw:line>
        </draw:g>
        <draw:custom-shape draw:style-name="gr4" draw:text-style-name="P2" xml:id="id1" draw:id="id1" draw:layer="layout" svg:width="0.348cm" svg:height="0.35cm" svg:x="2.296cm" svg:y="5.3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xml:id="id5" draw:id="id5">
          <draw:line draw:style-name="gr1" draw:text-style-name="P1" draw:layer="layout" svg:x1="10.227cm" svg:y1="15.8cm" svg:x2="9.722cm" svg:y2="15.508cm">
            <text:p/>
          </draw:line>
          <draw:line draw:style-name="gr1" draw:text-style-name="P1" draw:layer="layout" svg:x1="10.713cm" svg:y1="14.875cm" svg:x2="9.723cm" svg:y2="15.512cm">
            <text:p/>
          </draw:line>
          <draw:line draw:style-name="gr1" draw:text-style-name="P1" draw:layer="layout" svg:x1="10.733cm" svg:y1="13.647cm" svg:x2="9.706cm" svg:y2="13.033cm">
            <text:p/>
          </draw:line>
          <draw:line draw:style-name="gr1" draw:text-style-name="P1" draw:layer="layout" svg:x1="10.737cm" svg:y1="14.905cm" svg:x2="9.71cm" svg:y2="14.291cm">
            <text:p/>
          </draw:line>
          <draw:line draw:style-name="gr1" draw:text-style-name="P1" draw:layer="layout" svg:x1="10.726cm" svg:y1="13.622cm" svg:x2="9.736cm" svg:y2="14.259cm">
            <text:p/>
          </draw:line>
          <draw:line draw:style-name="gr1" draw:text-style-name="P1" draw:layer="layout" svg:x1="10.69cm" svg:y1="12.381cm" svg:x2="9.7cm" svg:y2="13.018cm">
            <text:p/>
          </draw:line>
          <draw:line draw:style-name="gr1" draw:text-style-name="P1" draw:layer="layout" svg:x1="10.641cm" svg:y1="12.392cm" svg:x2="10.136cm" svg:y2="12.1cm">
            <text:p/>
          </draw:line>
        </draw:g>
        <draw:g xml:id="id4" draw:id="id4">
          <draw:line draw:style-name="gr1" draw:text-style-name="P1" draw:layer="layout" svg:x1="7.89cm" svg:y1="15.8cm" svg:x2="7.385cm" svg:y2="15.508cm">
            <text:p/>
          </draw:line>
          <draw:line draw:style-name="gr1" draw:text-style-name="P1" draw:layer="layout" svg:x1="8.376cm" svg:y1="14.875cm" svg:x2="7.386cm" svg:y2="15.512cm">
            <text:p/>
          </draw:line>
          <draw:line draw:style-name="gr1" draw:text-style-name="P1" draw:layer="layout" svg:x1="8.396cm" svg:y1="13.647cm" svg:x2="7.369cm" svg:y2="13.033cm">
            <text:p/>
          </draw:line>
          <draw:line draw:style-name="gr1" draw:text-style-name="P1" draw:layer="layout" svg:x1="8.4cm" svg:y1="14.905cm" svg:x2="7.373cm" svg:y2="14.291cm">
            <text:p/>
          </draw:line>
          <draw:line draw:style-name="gr1" draw:text-style-name="P1" draw:layer="layout" svg:x1="8.389cm" svg:y1="13.622cm" svg:x2="7.399cm" svg:y2="14.259cm">
            <text:p/>
          </draw:line>
          <draw:line draw:style-name="gr1" draw:text-style-name="P1" draw:layer="layout" svg:x1="8.353cm" svg:y1="12.381cm" svg:x2="7.363cm" svg:y2="13.018cm">
            <text:p/>
          </draw:line>
          <draw:line draw:style-name="gr1" draw:text-style-name="P1" draw:layer="layout" svg:x1="8.304cm" svg:y1="12.392cm" svg:x2="7.799cm" svg:y2="12.1cm">
            <text:p/>
          </draw:line>
        </draw:g>
        <draw:connector draw:style-name="gr5" draw:text-style-name="P4" draw:layer="layout" draw:type="line" svg:x1="2.644cm" svg:y1="5.493cm" svg:x2="3.976cm" svg:y2="5.492cm" draw:start-shape="id1" draw:start-glue-point="10" draw:end-shape="id2" draw:end-glue-point="3" svg:d="M2644 5493l1332-1" svg:viewBox="0 0 1333 2">
          <text:p/>
        </draw:connector>
        <draw:connector draw:style-name="gr5" draw:text-style-name="P4" draw:layer="layout" draw:type="line" svg:x1="7.3cm" svg:y1="5.492cm" svg:x2="13.561cm" svg:y2="5.447cm" draw:start-shape="id2" draw:start-glue-point="1" draw:end-shape="id3" draw:end-glue-point="4" svg:d="M7300 5492l6261-45" svg:viewBox="0 0 6262 46">
          <text:p/>
        </draw:connector>
        <draw:connector draw:style-name="gr6" draw:text-style-name="P2" draw:layer="layout" svg:x1="7.881cm" svg:y1="12.1cm" svg:x2="7.3cm" svg:y2="5.492cm" draw:start-shape="id4" draw:start-glue-point="0" draw:end-shape="id2" draw:end-glue-point="1" svg:d="M7881 12100v-6608h-581" svg:viewBox="0 0 582 6609">
          <text:p/>
        </draw:connector>
        <draw:connector draw:style-name="gr6" draw:text-style-name="P2" draw:layer="layout" svg:x1="10.218cm" svg:y1="12.1cm" svg:x2="13.561cm" svg:y2="6.743cm" draw:start-shape="id5" draw:start-glue-point="0" draw:end-shape="id3" draw:end-glue-point="5" svg:d="M10218 12100v-5357h3343" svg:viewBox="0 0 3344 5358">
          <text:p/>
        </draw:connector>
        <draw:connector draw:style-name="gr6" draw:text-style-name="P2" draw:layer="layout" svg:x1="7.881cm" svg:y1="15.8cm" svg:x2="14.695cm" svg:y2="17.5cm" draw:start-shape="id4" draw:start-glue-point="2" draw:end-shape="id6" draw:end-glue-point="0" svg:d="M7881 15800v850h6814v850" svg:viewBox="0 0 6815 1701">
          <text:p/>
        </draw:connector>
        <draw:connector draw:style-name="gr6" draw:text-style-name="P2" draw:layer="layout" svg:x1="10.218cm" svg:y1="15.8cm" svg:x2="14.695cm" svg:y2="17.5cm" draw:start-shape="id5" draw:start-glue-point="2" draw:end-shape="id6" draw:end-glue-point="0" svg:d="M10218 15800v850h4477v850" svg:viewBox="0 0 4478 1701">
          <text:p/>
        </draw:connector>
        <draw:g xml:id="id9" draw:id="id9">
          <draw:line draw:style-name="gr1" draw:text-style-name="P1" draw:layer="layout" svg:x1="12.8cm" svg:y1="10.229cm" svg:x2="12.953cm" svg:y2="9.733cm">
            <text:p/>
          </draw:line>
          <draw:line draw:style-name="gr1" draw:text-style-name="P1" draw:layer="layout" svg:x1="13.272cm" svg:y1="10.743cm" svg:x2="12.95cm" svg:y2="9.734cm">
            <text:p/>
          </draw:line>
          <draw:line draw:style-name="gr1" draw:text-style-name="P1" draw:layer="layout" svg:x1="13.902cm" svg:y1="10.8cm" svg:x2="14.224cm" svg:y2="9.791cm">
            <text:p/>
          </draw:line>
          <draw:line draw:style-name="gr1" draw:text-style-name="P1" draw:layer="layout" svg:x1="13.256cm" svg:y1="10.767cm" svg:x2="13.578cm" svg:y2="9.758cm">
            <text:p/>
          </draw:line>
          <draw:line draw:style-name="gr1" draw:text-style-name="P1" draw:layer="layout" svg:x1="13.916cm" svg:y1="10.794cm" svg:x2="13.594cm" svg:y2="9.785cm">
            <text:p/>
          </draw:line>
          <draw:line draw:style-name="gr1" draw:text-style-name="P1" draw:layer="layout" svg:x1="14.553cm" svg:y1="10.795cm" svg:x2="14.231cm" svg:y2="9.786cm">
            <text:p/>
          </draw:line>
          <draw:line draw:style-name="gr1" draw:text-style-name="P1" draw:layer="layout" svg:x1="14.547cm" svg:y1="10.745cm" svg:x2="14.7cm" svg:y2="10.249cm">
            <text:p/>
          </draw:line>
        </draw:g>
        <draw:g xml:id="id8" draw:id="id8">
          <draw:line draw:style-name="gr1" draw:text-style-name="P1" draw:layer="layout" svg:x1="12.8cm" svg:y1="8.53cm" svg:x2="12.953cm" svg:y2="8.034cm">
            <text:p/>
          </draw:line>
          <draw:line draw:style-name="gr1" draw:text-style-name="P1" draw:layer="layout" svg:x1="13.272cm" svg:y1="9.044cm" svg:x2="12.95cm" svg:y2="8.035cm">
            <text:p/>
          </draw:line>
          <draw:line draw:style-name="gr1" draw:text-style-name="P1" draw:layer="layout" svg:x1="13.902cm" svg:y1="9.101cm" svg:x2="14.224cm" svg:y2="8.092cm">
            <text:p/>
          </draw:line>
          <draw:line draw:style-name="gr1" draw:text-style-name="P1" draw:layer="layout" svg:x1="13.256cm" svg:y1="9.068cm" svg:x2="13.578cm" svg:y2="8.059cm">
            <text:p/>
          </draw:line>
          <draw:line draw:style-name="gr1" draw:text-style-name="P1" draw:layer="layout" svg:x1="13.916cm" svg:y1="9.095cm" svg:x2="13.594cm" svg:y2="8.086cm">
            <text:p/>
          </draw:line>
          <draw:line draw:style-name="gr1" draw:text-style-name="P1" draw:layer="layout" svg:x1="14.553cm" svg:y1="9.096cm" svg:x2="14.231cm" svg:y2="8.087cm">
            <text:p/>
          </draw:line>
          <draw:line draw:style-name="gr1" draw:text-style-name="P1" draw:layer="layout" svg:x1="14.547cm" svg:y1="9.046cm" svg:x2="14.7cm" svg:y2="8.55cm">
            <text:p/>
          </draw:line>
        </draw:g>
        <draw:g xml:id="id7" draw:id="id7">
          <draw:line draw:style-name="gr1" draw:text-style-name="P1" draw:layer="layout" svg:x1="16.6cm" svg:y1="9.23cm" svg:x2="16.753cm" svg:y2="8.734cm">
            <text:p/>
          </draw:line>
          <draw:line draw:style-name="gr1" draw:text-style-name="P1" draw:layer="layout" svg:x1="17.072cm" svg:y1="9.744cm" svg:x2="16.75cm" svg:y2="8.735cm">
            <text:p/>
          </draw:line>
          <draw:line draw:style-name="gr1" draw:text-style-name="P1" draw:layer="layout" svg:x1="17.702cm" svg:y1="9.801cm" svg:x2="18.024cm" svg:y2="8.792cm">
            <text:p/>
          </draw:line>
          <draw:line draw:style-name="gr1" draw:text-style-name="P1" draw:layer="layout" svg:x1="17.056cm" svg:y1="9.768cm" svg:x2="17.378cm" svg:y2="8.759cm">
            <text:p/>
          </draw:line>
          <draw:line draw:style-name="gr1" draw:text-style-name="P1" draw:layer="layout" svg:x1="17.716cm" svg:y1="9.795cm" svg:x2="17.394cm" svg:y2="8.786cm">
            <text:p/>
          </draw:line>
          <draw:line draw:style-name="gr1" draw:text-style-name="P1" draw:layer="layout" svg:x1="18.353cm" svg:y1="9.796cm" svg:x2="18.031cm" svg:y2="8.787cm">
            <text:p/>
          </draw:line>
          <draw:line draw:style-name="gr1" draw:text-style-name="P1" draw:layer="layout" svg:x1="18.347cm" svg:y1="9.746cm" svg:x2="18.5cm" svg:y2="9.25cm">
            <text:p/>
          </draw:line>
        </draw:g>
        <draw:g xml:id="id12" draw:id="id12">
          <draw:line draw:style-name="gr1" draw:text-style-name="P1" draw:layer="layout" svg:x1="24.4cm" svg:y1="14.207cm" svg:x2="26.416cm" svg:y2="14.207cm">
            <text:p/>
          </draw:line>
          <draw:line draw:style-name="gr1" draw:text-style-name="P1" draw:layer="layout" svg:x1="24.4cm" svg:y1="14.207cm" svg:x2="26.416cm" svg:y2="14.207cm">
            <text:p/>
          </draw:line>
          <draw:line draw:style-name="gr1" draw:text-style-name="P1" draw:layer="layout" svg:x1="24.4cm" svg:y1="14.885cm" svg:x2="26.416cm" svg:y2="14.885cm">
            <text:p/>
          </draw:line>
          <draw:line draw:style-name="gr1" draw:text-style-name="P1" draw:layer="layout" svg:x1="25.394cm" svg:y1="15.8cm" svg:x2="25.41cm" svg:y2="14.879cm">
            <text:p/>
          </draw:line>
          <draw:line draw:style-name="gr1" draw:text-style-name="P1" draw:layer="layout" svg:x1="25.394cm" svg:y1="14.221cm" svg:x2="25.41cm" svg:y2="13.3cm">
            <text:p/>
          </draw:line>
        </draw:g>
        <draw:connector draw:style-name="gr6" draw:text-style-name="P2" draw:layer="layout" svg:x1="16.6cm" svg:y1="9.267cm" svg:x2="14.7cm" svg:y2="8.567cm" draw:start-shape="id7" draw:start-glue-point="3" draw:end-shape="id8" draw:end-glue-point="1" svg:d="M16600 9267h-950v-700h-950" svg:viewBox="0 0 1901 701">
          <text:p/>
        </draw:connector>
        <draw:connector draw:style-name="gr6" draw:text-style-name="P2" draw:layer="layout" svg:x1="14.7cm" svg:y1="10.266cm" svg:x2="16.6cm" svg:y2="9.267cm" draw:start-shape="id9" draw:start-glue-point="1" draw:end-shape="id7" draw:end-glue-point="3" svg:d="M14700 10266h950v-999h950" svg:viewBox="0 0 1901 1000">
          <text:p/>
        </draw:connector>
        <draw:connector draw:style-name="gr6" draw:text-style-name="P2" draw:layer="layout" svg:x1="18.5cm" svg:y1="9.267cm" svg:x2="16.1cm" svg:y2="6.102cm" draw:start-shape="id7" draw:start-glue-point="1" draw:end-shape="id3" draw:end-glue-point="1" svg:d="M18500 9267h550v-3165h-2950" svg:viewBox="0 0 2951 3166">
          <text:p/>
        </draw:connector>
        <draw:connector draw:style-name="gr5" draw:text-style-name="P4" draw:layer="layout" draw:type="line" svg:x1="16.1cm" svg:y1="6.102cm" svg:x2="20.338cm" svg:y2="6.133cm" draw:start-shape="id3" draw:start-glue-point="1" draw:end-shape="id10" draw:end-glue-point="3" svg:d="M16100 6102l4238 31" svg:viewBox="0 0 4239 32">
          <text:p/>
        </draw:connector>
        <draw:connector draw:style-name="gr6" draw:text-style-name="P2" xml:id="id14" draw:id="id14" draw:layer="layout" svg:x1="25.408cm" svg:y1="8.1cm" svg:x2="24.5cm" svg:y2="6.133cm" draw:start-shape="id11" draw:start-glue-point="0" draw:end-shape="id10" draw:end-glue-point="1" svg:d="M25408 8100v-1967h-908" svg:viewBox="0 0 909 1968">
          <text:p/>
        </draw:connector>
        <draw:connector draw:style-name="gr6" draw:text-style-name="P2" draw:layer="layout" svg:x1="14.695cm" svg:y1="17.5cm" svg:x2="25.408cm" svg:y2="15.8cm" draw:start-shape="id6" draw:start-glue-point="0" draw:end-shape="id12" draw:end-glue-point="2" svg:d="M14695 17500v-850h10713v-850" svg:viewBox="0 0 10714 1701">
          <text:p/>
        </draw:connector>
        <draw:custom-shape draw:style-name="gr4" draw:text-style-name="P2" draw:layer="layout" svg:width="0.348cm" svg:height="0.35cm" svg:x="7.7cm" svg:y="5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xml:id="id13" draw:id="id13" draw:layer="layout" svg:width="0.348cm" svg:height="0.35cm" svg:x="10.052cm" svg:y="9.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svg:x1="10.4cm" svg:y1="9.225cm" svg:x2="12.8cm" svg:y2="8.567cm" draw:start-shape="id13" draw:start-glue-point="10" draw:end-shape="id8" draw:end-glue-point="3" svg:d="M10400 9225h1201v-658h1199" svg:viewBox="0 0 2401 659">
          <text:p/>
        </draw:connector>
        <draw:connector draw:style-name="gr6" draw:text-style-name="P2" draw:layer="layout" svg:x1="12.8cm" svg:y1="10.266cm" svg:x2="10.4cm" svg:y2="9.225cm" draw:start-shape="id9" draw:start-glue-point="3" draw:end-shape="id13" draw:end-glue-point="10" svg:d="M12800 10266h-1199v-1041h-1201" svg:viewBox="0 0 2401 1042">
          <text:p/>
        </draw:connector>
        <draw:custom-shape draw:style-name="gr4" draw:text-style-name="P2" draw:layer="layout" svg:width="0.348cm" svg:height="0.35cm" svg:x="18.9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4" draw:layer="layout" draw:type="line" svg:x1="25.408cm" svg:y1="10.6cm" svg:x2="25.408cm" svg:y2="13.3cm" draw:start-shape="id11" draw:start-glue-point="2" draw:end-shape="id12" draw:end-glue-point="0" svg:d="M25408 10600v2700" svg:viewBox="0 0 1 2701">
          <text:p/>
        </draw:connector>
        <draw:connector draw:style-name="gr5" draw:text-style-name="P4" draw:layer="layout" draw:type="line" svg:x1="15.588cm" svg:y1="4.199cm" svg:x2="15.566cm" svg:y2="7.661cm" svg:d="M15588 4199l-22 3462" svg:viewBox="0 0 23 3463">
          <text:p/>
        </draw:connector>
        <draw:custom-shape draw:style-name="gr4" draw:text-style-name="P2" draw:layer="layout" svg:width="0.348cm" svg:height="0.35cm" svg:x="15.4cm" svg:y="4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348cm" svg:height="0.35cm" svg:x="15.401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4" draw:layer="layout" draw:type="line" svg:x1="25.408cm" svg:y1="6.133cm" svg:x2="27.495cm" svg:y2="6.129cm" draw:start-shape="id14" draw:start-glue-point="0" svg:d="M25408 6133l2087-4" svg:viewBox="0 0 2088 5">
          <text:p/>
        </draw:connector>
        <draw:custom-shape draw:style-name="gr4" draw:text-style-name="P2" draw:layer="layout" svg:width="0.348cm" svg:height="0.35cm" svg:x="27.352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4" draw:layer="layout" draw:type="line" svg:x1="25.422cm" svg:y1="16.647cm" svg:x2="27.627cm" svg:y2="16.625cm" svg:d="M25422 16647l2205-22" svg:viewBox="0 0 2206 23">
          <text:p/>
        </draw:connector>
        <draw:custom-shape draw:style-name="gr4" draw:text-style-name="P2" draw:layer="layout" svg:width="0.348cm" svg:height="0.35cm" svg:x="27.452cm" svg:y="16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4" draw:layer="layout" draw:type="line" svg:x1="3.549cm" svg:y1="16.646cm" svg:x2="7.893cm" svg:y2="16.646cm" svg:d="M3549 16646h4344" svg:viewBox="0 0 4345 1">
          <text:p/>
        </draw:connector>
        <draw:custom-shape draw:style-name="gr4" draw:text-style-name="P2" draw:layer="layout" svg:width="0.348cm" svg:height="0.35cm" svg:x="3.3cm" svg:y="16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3" draw:layer="layout" svg:width="1.311cm" svg:height="0.962cm" svg:x="5.089cm" svg:y="3.2cm">
          <draw:text-box>
            <text:p>C1</text:p>
          </draw:text-box>
        </draw:frame>
        <draw:frame draw:style-name="gr8" draw:text-style-name="P3" draw:layer="layout" svg:width="1.311cm" svg:height="1.138cm" svg:x="10.9cm" svg:y="13.262cm">
          <draw:text-box>
            <text:p>R4</text:p>
          </draw:text-box>
        </draw:frame>
        <draw:frame draw:style-name="gr9" draw:text-style-name="P3" draw:layer="layout" svg:width="1.311cm" svg:height="0.962cm" svg:x="14.989cm" svg:y="10.7cm">
          <draw:text-box>
            <text:p>R3</text:p>
          </draw:text-box>
        </draw:frame>
        <draw:frame draw:style-name="gr10" draw:text-style-name="P3" draw:layer="layout" svg:width="1.311cm" svg:height="1cm" svg:x="21.689cm" svg:y="4.3cm">
          <draw:text-box>
            <text:p>R2</text:p>
          </draw:text-box>
        </draw:frame>
        <draw:frame draw:style-name="gr7" draw:text-style-name="P3" draw:layer="layout" svg:width="1.311cm" svg:height="0.962cm" svg:x="5.789cm" svg:y="13.2cm">
          <draw:text-box>
            <text:p>R1</text:p>
          </draw:text-box>
        </draw:frame>
        <draw:frame draw:style-name="gr7" draw:text-style-name="P3" draw:layer="layout" svg:width="1.311cm" svg:height="0.962cm" svg:x="25.689cm" svg:y="11.4cm">
          <draw:text-box>
            <text:p>C2</text:p>
          </draw:text-box>
        </draw:frame>
        <draw:frame draw:style-name="gr11" draw:text-style-name="P3" draw:layer="layout" svg:width="2.3cm" svg:height="0.962cm" svg:x="11.1cm" svg:y="19cm">
          <draw:text-box>
            <text:p>GN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8:56:14.524616390</meta:creation-date>
    <dc:date>2021-06-08T19:32:18.965658149</dc:date>
    <meta:editing-duration>PT9M7S</meta:editing-duration>
    <meta:editing-cycles>1</meta:editing-cycles>
    <meta:document-statistic meta:object-count="110"/>
    <meta:generator>LibreOffice/6.4.6.2$Linux_X86_64 LibreOffice_project/40$Build-2</meta:generator>
  </office:meta>
</office:document-meta>
</file>